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-title">
      <style:graphic-properties fo:min-height="2cm" loext:decorative="false"/>
      <style:paragraph-properties style:writing-mode="lr-tb"/>
    </style:style>
    <style:style style:name="pr2" style:family="presentation" style:parent-style-name="Midnightblue-subtitle">
      <style:graphic-properties draw:fill-color="#ffffff" fo:min-height="11cm" loext:decorative="false"/>
      <style:paragraph-properties style:writing-mode="lr-tb"/>
    </style:style>
    <style:style style:name="pr3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draw:auto-grow-height="true" fo:min-height="1.997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0.101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paragraph-properties fo:margin-left="0cm" fo:margin-right="0cm" fo:text-align="justify" fo:text-indent="0cm"/>
      <style:text-properties fo:font-size="20pt"/>
    </style:style>
    <style:style style:name="P2" style:family="paragraph">
      <loext:graphic-properties draw:fill-color="#ffffff"/>
      <style:paragraph-properties fo:margin-left="0cm" fo:margin-right="0cm" fo:text-align="justify" fo:text-indent="0cm"/>
      <style:text-properties style:font-name="Times New Roman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top="0.1cm" fo:margin-bottom="0cm"/>
    </style:style>
    <style:style style:name="P5" style:family="paragraph">
      <style:paragraph-properties fo:margin-top="0.1cm" fo:margin-bottom="0cm"/>
      <style:text-properties fo:color="#000000" loext:opacity="100%" style:font-name="Times New Roman" fo:font-size="20pt" style:font-size-asian="20pt" style:font-size-complex="20pt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fo:color="#000000" loext:opacity="100%"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loext:opacity="100%" style:font-name="Times New Roman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7cm" svg:height="2cm" svg:x="0.5cm" svg:y="0.5cm" presentation:class="title" presentation:user-transformed="true">
          <draw:text-box>
            <text:p>UniBoard</text:p>
          </draw:text-box>
        </draw:frame>
        <draw:frame presentation:style-name="pr2" draw:text-style-name="P2" draw:layer="layout" svg:width="24.5cm" svg:height="11cm" svg:x="1.5cm" svg:y="3.5cm" presentation:class="subtitle" presentation:user-transformed="true">
          <draw:text-box>
            <text:p text:style-name="P1"><text:span text:style-name="T1">Bacheca digitale rivolta agli studenti dell’ateneo di Bologna, consente di pubblicare annunci per condividere informazioni su luoghi o attività inerenti alla vita universitaria.</text:span></text:p>
            <text:p text:style-name="P1"><text:span text:style-name="T1"/></text:p>
            <text:p text:style-name="P1"><text:span text:style-name="T1">È possibile consultarla senza alcuna limitazione previa registrazione, che <text:s/>è però necessaria per la pubblicazione di contenuti ed interagire con ess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Funzionalità</text:p>
          </draw:text-box>
        </draw:frame>
        <draw:frame presentation:style-name="pr5" draw:text-style-name="P5" draw:layer="layout" svg:width="26cm" svg:height="11.5cm" svg:x="0.5cm" svg:y="3.5cm" presentation:class="outline" presentation:user-transformed="true">
          <draw:text-box>
            <text:list text:style-name="L2">
              <text:list-item>
                <text:p text:style-name="P4"><text:span text:style-name="T2">Accesso come ospite: </text:span><text:span text:style-name="T3">Previa autenticazione</text:span></text:p>
              </text:list-item>
              <text:list-item>
                <text:p text:style-name="P4"><text:span text:style-name="T2">Autenticazione: </text:span><text:span text:style-name="T3">Come utente</text:span></text:p>
              </text:list-item>
              <text:list-item>
                <text:p text:style-name="P4"><text:span text:style-name="T2">Pubblicazione di annunci: </text:span><text:span text:style-name="T3">Da utente registrato, in modalità anonima oppure con nome in chiaro</text:span></text:p>
              </text:list-item>
              <text:list-item>
                <text:p text:style-name="P4"><text:span text:style-name="T2">Commentare un annuncio: </text:span><text:span text:style-name="T3">Con nome visibile, da utente registrato</text:span></text:p>
              </text:list-item>
              <text:list-item>
                <text:p text:style-name="P4"><text:span text:style-name="T2">Aggiunta di “Mi piace” agli annunci: </text:span><text:span text:style-name="T3">Da utente registrato (il nome di chi ha aggiunto mi piace non è visibile, è visibile solo il numero complessivo)</text:span></text:p>
              </text:list-item>
              <text:list-item>
                <text:p text:style-name="P4"><text:span text:style-name="T2">Gestire impostazioni: </text:span><text:span text:style-name="T3">Anche come ospite</text:span></text:p>
              </text:list-item>
              <text:list-item>
                <text:p text:style-name="P4"><text:span text:style-name="T2">Aggiungere (eventuali) fotografie agli annunci</text:span></text:p>
              </text:list-item>
              <text:list-item>
                <text:p text:style-name="P4"><text:span text:style-name="T2">Aggiungere (eventuali) posizioni agli annunci: </text:span><text:span text:style-name="T3">Con l’ausilio di una mappa</text:span></text:p>
              </text:list-item>
              <text:list-item>
                <text:p text:style-name="P4"><text:span text:style-name="T2">Impostare il proprio profilo: </text:span><text:span text:style-name="T3">Elementi come nome visibile al pubblico, eventuale foto profilo ecc… </text:span></text:p>
              </text:list-item>
              <text:list-item>
                <text:p text:style-name="P4"><text:span text:style-name="T2">Inviare messaggi agli utenti: </text:span><text:span text:style-name="T3">Dalla loro pagina di profilo, necessaria autenticazione.</text:span><text:span text:style-name="T2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ecnologie e Libreri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item>
                <text:p>Google Firebase: <text:span text:style-name="T4">Per l’autenticazione e la gestione degli utenti.</text:span></text:p>
              </text:list-item>
              <text:list-item>
                <text:p><text:span text:style-name="T5">Jetpack Compose: </text:span><text:span text:style-name="T4">Sviluppo Android</text:span></text:p>
              </text:list-item>
              <text:list-item>
                <text:p><text:span text:style-name="T5">ktLint: </text:span><text:span text:style-name="T4">Plugin per la validazione della correttezza del codice</text:span></text:p>
              </text:list-item>
              <text:list-item>
                <text:p><text:span text:style-name="T5">CameraX:</text:span><text:span text:style-name="T4"> Per l’uso della fotocamera</text:span></text:p>
              </text:list-item>
              <text:list-item>
                <text:p><text:span text:style-name="T5">Material3: </text:span><text:span text:style-name="T4">Libreria per lo stile grafico</text:span></text:p>
              </text:list-item>
              <text:list-item>
                <text:p><text:span text:style-name="T5">Koin</text:span><text:span text:style-name="T4">: Per la dependency injection</text:span></text:p>
              </text:list-item>
              <text:list-item>
                <text:p><text:span text:style-name="T5">OpenStreetMap: </text:span><text:span text:style-name="T4">Per gestire la mappa</text:span></text:p>
              </text:list-item>
              <text:list-item>
                <text:p><text:span text:style-name="T5">Datastore preferences: </text:span><text:span text:style-name="T4">Salva le impostazioni dell’uten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 Condensed" svg:font-family="'DejaVu Sans Condensed'" style:font-adornments="Condense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5" draw:display-name="Gradient 5" draw:style="radial" draw:cx="50%" draw:cy="100%" draw:start-color="#ff8000" draw:end-color="#ffff00" draw:start-intensity="100%" draw:end-intensity="100%" draw:border="0%">
      <loext:gradient-stop svg:offset="0" loext:color-type="rgb" loext:color-value="#ff8000"/>
      <loext:gradient-stop svg:offset="1" loext:color-type="rgb" loext:color-value="#ffff00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6" draw:display-name="Transparency 6" draw:style="radial" draw:cx="50%" draw:cy="90%" draw:start="0%" draw:end="10%" draw:border="30%">
      <loext:opacity-stop svg:offset="0" svg:stop-opacity="0"/>
      <loext:opacity-stop svg:offset="1" svg:stop-opacity="0.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5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5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5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5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7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8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9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2c3e50"/>
    </style:style>
    <style:style style:name="MP9" style:family="paragraph">
      <loext:graphic-properties draw:fill="solid" draw:fill-color="#1abc9c" draw:opacity="100%"/>
    </style:style>
    <style:style style:name="MP10" style:family="paragraph"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draw:layer="backgroundobjects" svg:width="26cm" svg:height="10.5cm" svg:x="1cm" svg:y="4.125cm" presentation:class="outline" presentation:placeholder="true">
        <draw:text-box/>
      </draw:frame>
      <draw:frame presentation:style-name="Mpr7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7" draw:text-style-name="MP10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8" draw:text-style-name="MP10" draw:layer="backgroundobjects" svg:width="2cm" svg:height="1.25cm" svg:x="25.5cm" svg:y="14.375cm" presentation:class="page-number">
        <draw:text-box>
          <text:p text:style-name="MP10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9" draw:layer="backgroundobjects" svg:width="9.113cm" svg:height="1.484cm" svg:x="0cm" svg:y="0cm" presentation:class="header">
          <draw:text-box>
            <text:p><text:span text:style-name="MT3"><presentation:header/></text:span></text:p>
          </draw:text-box>
        </draw:frame>
        <draw:frame presentation:style-name="Mpr9" draw:text-style-name="MP11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0" draw:text-style-name="MP12" draw:layer="backgroundobjects" svg:width="9.113cm" svg:height="1.484cm" svg:x="0cm" svg:y="28.215cm" presentation:class="footer">
          <draw:text-box>
            <text:p><text:span text:style-name="MT3"><presentation:footer/></text:span></text:p>
          </draw:text-box>
        </draw:frame>
        <draw:frame presentation:style-name="Mpr10" draw:text-style-name="MP13" draw:layer="backgroundobjects" svg:width="9.113cm" svg:height="1.484cm" svg:x="11.886cm" svg:y="28.215cm" presentation:class="page-number">
          <draw:text-box>
            <text:p text:style-name="MP11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3T20:41:01.576550700</meta:creation-date>
    <dc:description>This work is licensed under a Creative Commons 0 License.
It makes use of the works of kka_libo_design@ashisuto.co.jp.</dc:description>
    <meta:generator>LibreOffice/25.2.2.2$Windows_X86_64 LibreOffice_project/7370d4be9e3cf6031a51beef54ff3bda878e3fac</meta:generator>
    <dc:title>Blue Curve</dc:title>
    <meta:editing-duration>PT50M5S</meta:editing-duration>
    <meta:editing-cycles>10</meta:editing-cycles>
    <dc:date>2025-04-03T21:45:51.738941800</dc:date>
    <meta:document-statistic meta:object-count="61"/>
  </office:meta>
</office:document-meta>
</file>